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216.3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rtEff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ARRAY_8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Microfit_01x02_43650-0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 Fa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icrofit_0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 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_0.5W+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Minifit3.0+screwterm3.5MM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extended_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R_0.33W+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for 12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extended_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4R_0.33W+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2,C7,C8</text:p>
          </table:table-cell>
          <table:table-cell office:value-type="string" calcext:value-type="string">
            <text:p>C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p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_&lt;20%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,R4,R7,R11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_1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Microfit_01x02or04_43650-0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K130M0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2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8_3x4.4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1206_bottom_entry_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,D7,D9</text:p>
          </table:table-cell>
          <table:table-cell office:value-type="string" calcext:value-type="string">
            <text:p>LED_PLCC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_1206_bottom_entry_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12mm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 Fan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SJ_Bridg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ed for 2 Wir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SJ_Bridg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 Jump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00:24:46.430529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1$Linux_X86_64 LibreOffice_project/10$Build-1</meta:generator>
    <dc:date>2018-09-14T00:29:36.788658588</dc:date>
    <dc:creator>Sergi Casanova</dc:creator>
    <meta:editing-duration>PT4M50S</meta:editing-duration>
    <meta:editing-cycles>1</meta:editing-cycles>
    <meta:document-statistic meta:table-count="1" meta:cell-count="161" meta:object-count="0"/>
  </office:meta>
</office:document-meta>
</file>